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"/>
    <style:font-face style:name="Segoe UI" svg:font-family="'Segoe UI'" style:font-family-generic="system" style:font-pitch="variable"/>
    <style:font-face style:name="Source Code Pro" svg:font-family="'Source Code Pro', Consolas, 'Bitstream Vera Sans Mono', 'Courier New', Courier, monospace"/>
    <style:font-face style:name="Tahoma" svg:font-family="Tahoma" style:font-family-generic="system" style:font-pitch="variable"/>
    <style:font-face style:name="inherit" svg:font-family="inherit"/>
    <style:font-face style:name="monospace" svg:font-family="monospace, monospac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292in"/>
    </style:style>
    <style:style style:name="Table1.B" style:family="table-column">
      <style:table-column-properties style:column-width="1.5965in"/>
    </style:style>
    <style:style style:name="Table1.C" style:family="table-column">
      <style:table-column-properties style:column-width="4.6993in"/>
    </style:style>
    <style:style style:name="Table1.1" style:family="table-row">
      <style:table-row-properties fo:background-color="#63b175">
        <style:background-image/>
      </style:table-row-properties>
    </style:style>
    <style:style style:name="Table1.A1" style:family="table-cell">
      <style:table-cell-properties style:vertical-align="middle" fo:padding="0.0194in" fo:border="none"/>
    </style:style>
    <style:style style:name="Table1.A2" style:family="table-cell">
      <style:table-cell-properties style:vertical-align="middle" fo:padding="0.0194in" fo:border="0.05pt solid #dddddd"/>
    </style:style>
    <style:style style:name="P1" style:family="paragraph" style:parent-style-name="Heading_20_1">
      <style:paragraph-properties fo:margin-left="0in" fo:margin-right="0in" fo:margin-top="0.6252in" fo:margin-bottom="0.1043in" style:contextual-spacing="false" fo:line-height="100%" fo:text-indent="0in" style:auto-text-indent="false"/>
      <style:text-properties fo:color="#333333" loext:opacity="100%" style:font-name="inherit" fo:font-size="48pt" fo:letter-spacing="-0.0102in" fo:font-weight="normal"/>
    </style:style>
    <style:style style:name="P2" style:family="paragraph" style:parent-style-name="Heading_20_2">
      <style:paragraph-properties fo:line-height="110%"/>
      <style:text-properties style:font-name="inherit" fo:font-size="21.75pt" fo:font-weight="bold"/>
    </style:style>
    <style:style style:name="P3" style:family="paragraph" style:parent-style-name="Heading_20_3">
      <style:paragraph-properties fo:line-height="110%"/>
    </style:style>
    <style:style style:name="P4" style:family="paragraph" style:parent-style-name="Heading_20_3">
      <style:paragraph-properties fo:line-height="110%"/>
      <style:text-properties style:font-name="inherit" fo:font-size="18pt" fo:font-weight="bold"/>
    </style:style>
    <style:style style:name="P5" style:family="paragraph" style:parent-style-name="Preformatted_20_Text">
      <style:paragraph-properties fo:margin-top="0in" fo:margin-bottom="0.1965in" style:contextual-spacing="false" fo:line-height="143%"/>
    </style:style>
    <style:style style:name="P6" style:family="paragraph" style:parent-style-name="Preformatted_20_Text">
      <style:paragraph-properties fo:line-height="143%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margin-top="0in" fo:margin-bottom="0.5209in" style:contextual-spacing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ext_20_body">
      <style:paragraph-properties fo:margin-left="0in" fo:margin-right="0in" fo:margin-top="0in" fo:margin-bottom="0.1043in" style:contextual-spacing="false" fo:text-indent="0in" style:auto-text-indent="false"/>
      <style:text-properties fo:color="#333333" loext:opacity="100%" fo:font-weight="normal"/>
    </style:style>
    <style:style style:name="P11" style:family="paragraph" style:parent-style-name="Text_20_body">
      <style:paragraph-properties fo:margin-left="0in" fo:margin-right="0in" style:line-height-at-least="0.198in" fo:text-indent="0in" style:auto-text-indent="false"/>
    </style:style>
    <style:style style:name="P12" style:family="paragraph" style:parent-style-name="Text_20_body" style:list-style-name="L1">
      <style:paragraph-properties fo:margin-left="0in" fo:margin-right="0.0417in" fo:margin-top="0.4898in" fo:margin-bottom="0.1043in" style:contextual-spacing="false" fo:text-indent="0in" style:auto-text-indent="false" fo:padding="0in" fo:border="none"/>
    </style:style>
    <style:style style:name="P13" style:family="paragraph" style:parent-style-name="Text_20_body" style:list-style-name="L1">
      <style:paragraph-properties fo:margin-top="0.4898in" fo:margin-bottom="0.1043in" style:contextual-spacing="false" fo:padding="0in" fo:border="none"/>
    </style:style>
    <style:style style:name="P14" style:family="paragraph" style:parent-style-name="Text_20_body" style:list-style-name="L2">
      <style:paragraph-properties fo:margin-top="0in" fo:margin-bottom="0.1043in" style:contextual-spacing="false" fo:padding="0in" fo:border="none"/>
    </style:style>
    <style:style style:name="P15" style:family="paragraph" style:parent-style-name="Text_20_body">
      <style:paragraph-properties fo:margin-left="0in" fo:margin-right="0in" fo:margin-top="0in" fo:margin-bottom="0.1043in" style:contextual-spacing="false" fo:line-height="133%" fo:text-indent="0in" style:auto-text-indent="false"/>
    </style:style>
    <style:style style:name="P16" style:family="paragraph" style:parent-style-name="Text_20_body">
      <style:paragraph-properties fo:margin-left="0in" fo:margin-right="0in" fo:margin-top="0in" fo:margin-bottom="0.1043in" style:contextual-spacing="false" fo:line-height="133%" fo:text-indent="0in" style:auto-text-indent="false"/>
      <style:text-properties fo:color="#000000" loext:opacity="100%"/>
    </style:style>
    <style:style style:name="P17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8" style:family="paragraph" style:parent-style-name="Text_20_body" style:list-style-name="L3">
      <style:paragraph-properties fo:margin-top="0in" fo:margin-bottom="0.1043in" style:contextual-spacing="false"/>
    </style:style>
    <style:style style:name="T1" style:family="text">
      <style:text-properties fo:color="#333333" loext:opacity="100%" fo:font-size="13.5pt" fo:font-weight="normal" loext:padding="0in" loext:border="none"/>
    </style:style>
    <style:style style:name="T2" style:family="text">
      <style:text-properties fo:color="#267438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color="#267438" loext:opacity="100%" style:text-line-through-style="none" style:text-line-through-type="none" style:text-underline-style="none" fo:font-weight="bold" style:text-blinking="false" fo:background-color="transparent" loext:char-shading-value="0"/>
    </style:style>
    <style:style style:name="T4" style:family="text">
      <style:text-properties fo:color="#267438" loext:opacity="100%" style:text-line-through-style="none" style:text-line-through-type="none" fo:font-size="13.5pt" style:text-underline-style="none" fo:font-weight="normal" style:text-blinking="false" fo:background-color="transparent" loext:char-shading-value="0" loext:padding="0in" loext:border="none"/>
    </style:style>
    <style:style style:name="T5" style:family="text">
      <style:text-properties fo:color="#267438" loext:opacity="100%" style:font-name="Source Code Pro" fo:font-size="10.5pt" fo:font-weight="bold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6" style:family="text">
      <style:text-properties fo:font-weight="bold"/>
    </style:style>
    <style:style style:name="T7" style:family="text">
      <style:text-properties fo:color="#ffffff" loext:opacity="100%" style:text-line-through-style="none" style:text-line-through-type="none" fo:font-size="13.5pt" style:text-underline-style="none" fo:font-weight="bold" style:text-blinking="false" fo:background-color="#63b175" loext:char-shading-value="0" loext:padding="0in" loext:border="none"/>
    </style:style>
    <style:style style:name="T8" style:family="text">
      <style:text-properties fo:color="#ffffff" loext:opacity="100%" style:text-line-through-style="none" style:text-line-through-type="none" fo:font-size="12pt" style:text-underline-style="none" fo:font-weight="bold" style:text-blinking="false" fo:background-color="#333333" loext:char-shading-value="0" loext:padding-left="0in" loext:padding-right="0in" loext:padding-top="0in" loext:padding-bottom="0.0311in" loext:border-left="none" loext:border-right="none" loext:border-top="none" loext:border-bottom="3pt solid #63b175"/>
    </style:style>
    <style:style style:name="T9" style:family="text">
      <style:text-properties style:font-name="inherit" fo:font-size="18pt" fo:font-weight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weight="bold"/>
    </style:style>
    <style:style style:name="T12" style:family="text">
      <style:text-properties fo:color="#000000" loext:opacity="100%" style:font-name="Source Code Pro" fo:font-size="10.5pt" fo:font-weight="normal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3" style:family="text">
      <style:text-properties fo:color="#000000" loext:opacity="100%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4" style:family="text">
      <style:text-properties fo:font-variant="normal" fo:text-transform="none" fo:color="#000000" loext:opacity="100%" style:font-name="inherit" fo:font-size="18.75pt" fo:letter-spacing="-0.0102in" fo:font-style="normal" fo:font-weight="normal" loext:padding-left="0in" loext:padding-right="0in" loext:padding-top="0.2602in" loext:padding-bottom="0.2602in" loext:border-left="none" loext:border-right="none" loext:border-top="0.06pt solid #efefef" loext:border-bottom="0.06pt solid #efefef"/>
    </style:style>
    <style:style style:name="T15" style:family="text">
      <style:text-properties fo:font-variant="normal" fo:text-transform="none" fo:color="#000000" loext:opacity="100%" style:font-name="inherit" fo:font-size="18.75pt" fo:letter-spacing="-0.0102in" fo:font-style="normal" fo:font-weight="bold" loext:padding-left="0in" loext:padding-right="0in" loext:padding-top="0.2602in" loext:padding-bottom="0.2602in" loext:border-left="none" loext:border-right="none" loext:border-top="0.06pt solid #efefef" loext:border-bottom="0.06pt solid #efefef"/>
    </style:style>
    <style:style style:name="T16" style:family="text">
      <style:text-properties fo:font-variant="normal" fo:text-transform="none" fo:color="#267438" loext:opacity="100%" style:text-line-through-style="none" style:text-line-through-type="none" style:font-name="Raleway" fo:font-size="13.5pt" fo:letter-spacing="normal" fo:font-style="normal" style:text-underline-style="none" fo:font-weight="bold" style:text-blinking="false" fo:background-color="transparent" loext:char-shading-value="0" loext:padding-left="0in" loext:padding-right="0in" loext:padding-top="0.2602in" loext:padding-bottom="0.2602in" loext:border-left="none" loext:border-right="none" loext:border-top="0.06pt solid #efefef" loext:border-bottom="0.06pt solid #efefef"/>
    </style:style>
    <style:style style:name="T17" style:family="text">
      <style:text-properties fo:color="#1f7199" loext:opacity="100%" style:font-name="Source Code Pro" fo:font-size="10.5pt" fo:font-weight="normal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8" style:family="text">
      <style:text-properties fo:color="#63b175" loext:opacity="100%" style:font-name="Source Code Pro" fo:font-size="10.5pt" fo:font-weight="bold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T19" style:family="text">
      <style:text-properties fo:color="#4e9359" loext:opacity="100%" style:font-name="Source Code Pro" fo:font-size="10.5pt" fo:font-weight="normal" fo:background-color="#fafafa" loext:char-shading-value="0" loext:padding-left="0.1457in" loext:padding-right="0in" loext:padding-top="0in" loext:padding-bottom="0in" loext:border-left="2.24pt solid #267438" loext:border-right="none" loext:border-top="none" loext:border-bottom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ngoDB Aggregations Using Java</text:h>
      <text:p text:style-name="P10">Last modified: October 9, 2021</text:p>
      <text:p text:style-name="P11"><text:span text:style-name="T1">by </text:span><text:a xlink:type="simple" xlink:href="https://www.baeldung.com/author/sampadawagde/" text:style-name="Internet_20_link" text:visited-style-name="Visited_20_Internet_20_Link"><text:span text:style-name="T4">Sampada Wagde</text:span></text:a></text:p>
      <text:list xml:id="list3814900962" text:style-name="L1">
        <text:list-item>
          <text:p text:style-name="P12"><text:a xlink:type="simple" xlink:href="https://www.baeldung.com/category/persistence/nosql/" text:style-name="Internet_20_link" text:visited-style-name="Visited_20_Internet_20_Link"><text:span text:style-name="T7">NoSQL</text:span></text:a></text:p>
        </text:list-item>
        <text:list-item>
          <text:p text:style-name="P13"><text:a xlink:type="simple" xlink:href="https://www.baeldung.com/category/persistence/" text:style-name="Internet_20_link" text:visited-style-name="Visited_20_Internet_20_Link"><text:span text:style-name="T7">Persistence</text:span></text:a></text:p>
        </text:list-item>
      </text:list>
      <text:list xml:id="list2568891876" text:style-name="L2">
        <text:list-item>
          <text:p text:style-name="P14"><text:a xlink:type="simple" xlink:href="https://www.baeldung.com/tag/mongodb/" text:style-name="Internet_20_link" text:visited-style-name="Visited_20_Internet_20_Link"><text:span text:style-name="T8">MongoDB</text:span></text:a></text:p>
        </text:list-item>
      </text:list>
      <text:h text:style-name="P2" text:outline-level="2">1. Overview</text:h>
      <text:section text:style-name="Sect1" text:name="#overview">
        <text:p text:style-name="Text_20_body"/>
      </text:section>
      <text:p text:style-name="P15"><text:span text:style-name="T10">In this tutorial, we'll take a dive into the </text:span><text:span text:style-name="Strong_20_Emphasis"><text:span text:style-name="T11">MongoDB Aggregation framework using the </text:span></text:span><text:a xlink:type="simple" xlink:href="https://www.baeldung.com/java-mongodb#maven-dependencies" text:style-name="Internet_20_link" text:visited-style-name="Visited_20_Internet_20_Link"><text:span text:style-name="Strong_20_Emphasis"><text:span text:style-name="T3">MongoDB Java</text:span></text:span></text:a><text:span text:style-name="Strong_20_Emphasis"><text:span text:style-name="T11"> driver</text:span></text:span><text:span text:style-name="T10">.</text:span></text:p>
      <text:p text:style-name="P15"><text:span text:style-name="T10">We'll first look at what aggregation means conceptually, and then set up a dataset. Finally, we'll see </text:span><text:span text:style-name="Strong_20_Emphasis"><text:span text:style-name="T11">various aggregation techniques in action using </text:span></text:span><text:a xlink:type="simple" xlink:href="https://mongodb.github.io/mongo-java-driver/3.12/builders/aggregation/" text:style-name="Internet_20_link" text:visited-style-name="Visited_20_Internet_20_Link"><text:span text:style-name="Strong_20_Emphasis"><text:span text:style-name="T3">Aggregates</text:span></text:span></text:a><text:span text:style-name="Strong_20_Emphasis"><text:span text:style-name="T11"> builder</text:span></text:span><text:span text:style-name="T10">.</text:span></text:p>
      <text:h text:style-name="P2" text:outline-level="2">2. What Are Aggregations?</text:h>
      <text:section text:style-name="Sect1" text:name="aggregations">
        <text:p text:style-name="Text_20_body"/>
      </text:section>
      <text:p text:style-name="P15"><text:soft-page-break/><text:span text:style-name="Strong_20_Emphasis"><text:span text:style-name="T11">Aggregations are used in MongoDB to analyze data and derive meaningful information out of it</text:span></text:span><text:span text:style-name="T10">.</text:span></text:p>
      <text:p text:style-name="P16">These are usually performed in various stages, and the stages form a pipeline – such that the output of one stage is passed on as input to the next stage.</text:p>
      <text:p text:style-name="P16">The most commonly used stages can be summarized as:</text:p>
      <text:section text:style-name="Sect1" text:name="baeldung_leaderboard_mid_1">
        <text:section text:style-name="Sect1" text:name="google_ads_iframe_/15184186,7114245/baeldung_leaderboard_mid_1_0__container__">
          <text:p text:style-name="P17"/>
        </text:section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Heading">Stage</text:p>
          </table:table-cell>
          <table:table-cell table:style-name="Table1.A1" office:value-type="string">
            <text:p text:style-name="P9">SQL Equivalent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 table:style-name="TableLine2263112922880">
          <table:table-cell table:style-name="Table1.A2" office:value-type="string">
            <text:p text:style-name="Table_20_Contents"> <text:span text:style-name="Strong_20_Emphasis"><text:span text:style-name="T6">project</text:span></text:span></text:p>
          </table:table-cell>
          <table:table-cell table:style-name="Table1.A2" office:value-type="string">
            <text:p text:style-name="P7">SELECT</text:p>
          </table:table-cell>
          <table:table-cell table:style-name="Table1.A2" office:value-type="string">
            <text:p text:style-name="Table_20_Contents">selects only the required fields, can also be used to compute and add derived fields to the collection</text:p>
          </table:table-cell>
        </table:table-row>
        <table:table-row table:style-name="TableLine2263112922880">
          <table:table-cell table:style-name="Table1.A2" office:value-type="string">
            <text:p text:style-name="Table_20_Contents"> <text:span text:style-name="Strong_20_Emphasis"><text:span text:style-name="T6">match</text:span></text:span></text:p>
          </table:table-cell>
          <table:table-cell table:style-name="Table1.A2" office:value-type="string">
            <text:p text:style-name="P7">WHERE</text:p>
          </table:table-cell>
          <table:table-cell table:style-name="Table1.A2" office:value-type="string">
            <text:p text:style-name="Table_20_Contents">filters the collection as per specified criteria</text:p>
          </table:table-cell>
        </table:table-row>
        <table:table-row table:style-name="TableLine2263112922880">
          <table:table-cell table:style-name="Table1.A2" office:value-type="string">
            <text:p text:style-name="Table_20_Contents"> <text:span text:style-name="Strong_20_Emphasis"><text:span text:style-name="T6">group</text:span></text:span></text:p>
          </table:table-cell>
          <table:table-cell table:style-name="Table1.A2" office:value-type="string">
            <text:p text:style-name="P7">GROUP BY</text:p>
          </table:table-cell>
          <table:table-cell table:style-name="Table1.A2" office:value-type="string">
            <text:p text:style-name="Table_20_Contents">gathers input together as per the specified criteria (e.g. count, sum) to return a document for each distinct grouping</text:p>
          </table:table-cell>
        </table:table-row>
        <table:table-row table:style-name="TableLine2263112922880">
          <table:table-cell table:style-name="Table1.A2" office:value-type="string">
            <text:p text:style-name="Table_20_Contents"> <text:span text:style-name="Strong_20_Emphasis"><text:span text:style-name="T6">sort</text:span></text:span></text:p>
          </table:table-cell>
          <table:table-cell table:style-name="Table1.A2" office:value-type="string">
            <text:p text:style-name="P7">ORDER BY</text:p>
          </table:table-cell>
          <table:table-cell table:style-name="Table1.A2" office:value-type="string">
            <text:p text:style-name="Table_20_Contents">sorts the results in ascending or descending order of a given field</text:p>
          </table:table-cell>
        </table:table-row>
        <table:table-row table:style-name="TableLine2263112922880">
          <table:table-cell table:style-name="Table1.A2" office:value-type="string">
            <text:p text:style-name="Table_20_Contents"> <text:span text:style-name="Strong_20_Emphasis"><text:span text:style-name="T6">count</text:span></text:span></text:p>
          </table:table-cell>
          <table:table-cell table:style-name="Table1.A2" office:value-type="string">
            <text:p text:style-name="P7">COUNT</text:p>
          </table:table-cell>
          <table:table-cell table:style-name="Table1.A2" office:value-type="string">
            <text:p text:style-name="Table_20_Contents">counts the documents the collection contains</text:p>
          </table:table-cell>
        </table:table-row>
        <table:table-row table:style-name="TableLine2263112922880">
          <table:table-cell table:style-name="Table1.A2" office:value-type="string">
            <text:p text:style-name="Table_20_Contents"> <text:span text:style-name="Strong_20_Emphasis"><text:span text:style-name="T6">limit</text:span></text:span></text:p>
          </table:table-cell>
          <table:table-cell table:style-name="Table1.A2" office:value-type="string">
            <text:p text:style-name="P7">LIMIT</text:p>
          </table:table-cell>
          <table:table-cell table:style-name="Table1.A2" office:value-type="string">
            <text:p text:style-name="Table_20_Contents">limits the result to a specified number of documents, instead of returning the entire collection</text:p>
          </table:table-cell>
        </table:table-row>
        <table:table-row table:style-name="TableLine2263112922880">
          <table:table-cell table:style-name="Table1.A2" office:value-type="string">
            <text:p text:style-name="Table_20_Contents"> <text:span text:style-name="Strong_20_Emphasis"><text:span text:style-name="T6">out</text:span></text:span></text:p>
          </table:table-cell>
          <table:table-cell table:style-name="Table1.A2" office:value-type="string">
            <text:p text:style-name="P7">SELECT INTO NEW_TABLE</text:p>
          </table:table-cell>
          <table:table-cell table:style-name="Table1.A2" office:value-type="string">
            <text:p text:style-name="P8">writes the result to a named collection; this stage is only acceptable as the last in a pipeline</text:p>
          </table:table-cell>
        </table:table-row>
      </table:table>
      <text:p text:style-name="P15"><text:span text:style-name="T10"><text:line-break/></text:span><text:span text:style-name="Strong_20_Emphasis"><text:span text:style-name="T11">The </text:span></text:span><text:a xlink:type="simple" xlink:href="https://docs.mongodb.com/manual/reference/sql-aggregation-comparison/" text:style-name="Internet_20_link" text:visited-style-name="Visited_20_Internet_20_Link"><text:span text:style-name="Strong_20_Emphasis"><text:span text:style-name="T3">SQL Equivalent</text:span></text:span></text:a><text:span text:style-name="Strong_20_Emphasis"><text:span text:style-name="T11"> for each aggregation stage is included above to give us an idea of what the said operation means in the SQL world.</text:span></text:span></text:p>
      <text:p text:style-name="P16">We'll look at Java code samples for all of these stages shortly. But before that, we need a database.</text:p>
      <text:h text:style-name="P2" text:outline-level="2">3. Database Setup</text:h>
      <text:section text:style-name="Sect1" text:name="setup">
        <text:p text:style-name="Text_20_body"/>
      </text:section>
      <text:h text:style-name="P4" text:outline-level="3">3.1. Dataset</text:h>
      <text:section text:style-name="Sect1" text:name="dataset">
        <text:p text:style-name="Text_20_body"/>
      </text:section>
      <text:p text:style-name="P16">The first and foremost requirement for learning anything database-related is the dataset itself!</text:p>
      <text:p text:style-name="P15"><text:span text:style-name="T10">For the purpose of this tutorial, we'll use a </text:span><text:a xlink:type="simple" xlink:href="https://restcountries.eu/#api-endpoints" text:style-name="Internet_20_link" text:visited-style-name="Visited_20_Internet_20_Link"><text:span text:style-name="T2">publicly available restful API endpoint</text:span></text:a><text:span text:style-name="T10"> that provides comprehensive information about all the countries of the world. </text:span><text:span text:style-name="Strong_20_Emphasis"><text:span text:style-name="T11">This API gives us a lot of data points for a country in a convenient JSON format</text:span></text:span><text:span text:style-name="T10">. Some of the fields that we'll be using in our analysis are:</text:span></text:p>
      <text:list xml:id="list2035652508" text:style-name="L3">
        <text:list-item>
          <text:p text:style-name="P18"><text:soft-page-break/><text:span text:style-name="Emphasis">name</text:span> – the name of the country; for example, <text:span text:style-name="Emphasis">United States of America</text:span></text:p>
        </text:list-item>
        <text:list-item>
          <text:p text:style-name="P18"><text:span text:style-name="Emphasis">alpha3Code</text:span> – a shortcode for the country name; for example, <text:span text:style-name="Emphasis">IND </text:span>(for India)</text:p>
        </text:list-item>
        <text:list-item>
          <text:p text:style-name="P18"><text:span text:style-name="Emphasis">region</text:span> – the region the country belongs to; for example, <text:span text:style-name="Emphasis">Europe</text:span></text:p>
        </text:list-item>
        <text:list-item>
          <text:p text:style-name="P18"><text:span text:style-name="Emphasis">area</text:span> – the geographical area of the country</text:p>
        </text:list-item>
        <text:list-item>
          <text:p text:style-name="P18"><text:span text:style-name="Emphasis">languages</text:span> – official languages of the country in an array format; for example, <text:span text:style-name="Emphasis">English</text:span></text:p>
        </text:list-item>
        <text:list-item>
          <text:p text:style-name="P18"><text:span text:style-name="Emphasis">borders</text:span> – an array of neighboring countries' <text:span text:style-name="Emphasis">alpha3Code</text:span>s</text:p>
        </text:list-item>
      </text:list>
      <text:p text:style-name="P15"><text:span text:style-name="T10">Now let's see </text:span><text:span text:style-name="Strong_20_Emphasis"><text:span text:style-name="T11">how to convert this data into a collection in a MongoDB database</text:span></text:span><text:span text:style-name="T10">.</text:span></text:p>
      <text:h text:style-name="P3" text:outline-level="3"><text:span text:style-name="T9">3.2. Importing to MongoDB</text:span></text:h>
      <text:section text:style-name="Sect1" text:name="mongoimport">
        <text:p text:style-name="Text_20_body"/>
      </text:section>
      <text:p text:style-name="P15"><text:span text:style-name="T10">First, we need to </text:span><text:span text:style-name="Strong_20_Emphasis"><text:span text:style-name="T11">hit </text:span></text:span><text:a xlink:type="simple" xlink:href="https://api.countrylayer.com/rest/v2/all" text:style-name="Internet_20_link" text:visited-style-name="Visited_20_Internet_20_Link"><text:span text:style-name="Strong_20_Emphasis"><text:span text:style-name="T3">the API endpoint to get all countries</text:span></text:span></text:a><text:span text:style-name="Strong_20_Emphasis"><text:span text:style-name="T11"> and save the response locally in a JSON file</text:span></text:span><text:span text:style-name="T10">. The next step is to import it into MongoDB using the </text:span><text:span text:style-name="Emphasis"><text:span text:style-name="T10">mongoimport</text:span></text:span><text:span text:style-name="T10"> command:</text:span></text:p>
      <text:p text:style-name="P5"><text:span text:style-name="Source_20_Text"><text:span text:style-name="T12">mongoimport.exe --db &lt;db_name&gt; --collection &lt;collection_name&gt; --file &lt;path_to_file&gt; --jsonArray</text:span></text:span></text:p>
      <text:p text:style-name="P16">Successful import should give us a collection with 250 documents.</text:p>
      <text:h text:style-name="P2" text:outline-level="2">4. Aggregation Samples in Java</text:h>
      <text:section text:style-name="Sect1" text:name="code-samples">
        <text:p text:style-name="Text_20_body"/>
      </text:section>
      <text:p text:style-name="P15"><text:span text:style-name="T10">Now that we have the bases covered, let's get into </text:span><text:span text:style-name="Strong_20_Emphasis"><text:span text:style-name="T11">deriving some meaningful insights from the data we have for all the countries</text:span></text:span><text:span text:style-name="T10">. We'll use several JUnit tests for this purpose.</text:span></text:p>
      <text:p text:style-name="P16">But before we do that, we need to make a connection to the database:</text:p>
      <text:p text:style-name="P6"><text:span text:style-name="Source_20_Text"><text:span text:style-name="T17">@BeforeClass</text:span></text:span></text:p>
      <text:p text:style-name="P6"><text:span text:style-name="Source_20_Text"><text:span text:style-name="T18">public</text:span></text:span><text:span text:style-name="Source_20_Text"><text:span text:style-name="T12"> </text:span></text:span><text:span text:style-name="Source_20_Text"><text:span text:style-name="T18">static</text:span></text:span><text:span text:style-name="Source_20_Text"><text:span text:style-name="T12"> </text:span></text:span><text:span text:style-name="Source_20_Text"><text:span text:style-name="T18">void</text:span></text:span><text:span text:style-name="Source_20_Text"><text:span text:style-name="T12"> </text:span></text:span><text:span text:style-name="Source_20_Text"><text:span text:style-name="T5">setUpDB</text:span></text:span><text:span text:style-name="Source_20_Text"><text:span text:style-name="T12">() </text:span></text:span><text:span text:style-name="Source_20_Text"><text:span text:style-name="T18">throws</text:span></text:span><text:span text:style-name="Source_20_Text"><text:span text:style-name="T12"> IOException {</text:span></text:span></text:p>
      <text:p text:style-name="P6"><text:span text:style-name="Source_20_Text"><text:span text:style-name="T13"><text:s text:c="4"/></text:span></text:span><text:span text:style-name="Source_20_Text"><text:span text:style-name="T12">mongoClient = MongoClients.create();</text:span></text:span></text:p>
      <text:p text:style-name="P6"><text:span text:style-name="Source_20_Text"><text:span text:style-name="T13"><text:s text:c="4"/></text:span></text:span><text:span text:style-name="Source_20_Text"><text:span text:style-name="T12">database = mongoClient.getDatabase(DATABASE);</text:span></text:span></text:p>
      <text:p text:style-name="P6"><text:span text:style-name="Source_20_Text"><text:span text:style-name="T13"><text:s text:c="4"/></text:span></text:span><text:span text:style-name="Source_20_Text"><text:span text:style-name="T12">collection = database.getCollection(COLLECTION);</text:span></text:span></text:p>
      <text:p text:style-name="P5"><text:span text:style-name="Source_20_Text"><text:span text:style-name="T12">}</text:span></text:span></text:p>
      <text:p text:style-name="P15"><text:span text:style-name="T10">In all the examples that follow, </text:span><text:span text:style-name="Strong_20_Emphasis"><text:span text:style-name="T11">we'll be using the </text:span></text:span><text:a xlink:type="simple" xlink:href="https://mongodb.github.io/mongo-java-driver/3.10/javadoc/?com/mongodb/client/model/Aggregates.html" text:style-name="Internet_20_link" text:visited-style-name="Visited_20_Internet_20_Link"><text:span text:style-name="Strong_20_Emphasis"><text:span text:style-name="Emphasis"><text:span text:style-name="T3">Aggregates</text:span></text:span></text:span></text:a><text:span text:style-name="Strong_20_Emphasis"><text:span text:style-name="T11"> helper class provided by the </text:span></text:span><text:a xlink:type="simple" xlink:href="https://mongodb.github.io/mongo-java-driver/" text:style-name="Internet_20_link" text:visited-style-name="Visited_20_Internet_20_Link"><text:span text:style-name="Strong_20_Emphasis"><text:span text:style-name="T3">MongoDB Java driver</text:span></text:span></text:a><text:span text:style-name="Strong_20_Emphasis"><text:span text:style-name="T11">.</text:span></text:span></text:p>
      <text:p text:style-name="P15"><text:soft-page-break/><text:span text:style-name="T10">For better readability of our snippets, we can add a static import:</text:span></text:p>
      <text:p text:style-name="P5"><text:span text:style-name="Source_20_Text"><text:span text:style-name="T18">import</text:span></text:span><text:span text:style-name="Source_20_Text"><text:span text:style-name="T12"> </text:span></text:span><text:span text:style-name="Source_20_Text"><text:span text:style-name="T18">static</text:span></text:span><text:span text:style-name="Source_20_Text"><text:span text:style-name="T12"> com.mongodb.client.model.Aggregates.*;</text:span></text:span></text:p>
      <text:h text:style-name="P3" text:outline-level="3"><text:span text:style-name="T9">4.1. </text:span><text:span text:style-name="Emphasis"><text:span text:style-name="T9">match</text:span></text:span><text:span text:style-name="T9"> and </text:span><text:span text:style-name="Emphasis"><text:span text:style-name="T9">count</text:span></text:span></text:h>
      <text:p text:style-name="P16">To begin with, let's start with something simple. Earlier we noted that the dataset contains information about languages.</text:p>
      <text:p text:style-name="P15"><text:span text:style-name="T10">Now, let's say we want to </text:span><text:span text:style-name="Strong_20_Emphasis"><text:span text:style-name="T11">check the number of countries in the world where English is an official language</text:span></text:span><text:span text:style-name="T10">:</text:span></text:p>
      <text:p text:style-name="P6"><text:span text:style-name="Source_20_Text"><text:span text:style-name="T17">@Test</text:span></text:span></text:p>
      <text:p text:style-name="P6"><text:span text:style-name="Source_20_Text"><text:span text:style-name="T18">public</text:span></text:span><text:span text:style-name="Source_20_Text"><text:span text:style-name="T12"> </text:span></text:span><text:span text:style-name="Source_20_Text"><text:span text:style-name="T18">void</text:span></text:span><text:span text:style-name="Source_20_Text"><text:span text:style-name="T12"> </text:span></text:span><text:span text:style-name="Source_20_Text"><text:span text:style-name="T5">givenCountryCollection_whenEnglishSpeakingCountriesCounted_thenNinetyOne</text:span></text:span><text:span text:style-name="Source_20_Text"><text:span text:style-name="T12">() {</text:span></text:span></text:p>
      <text:p text:style-name="P6"><text:span text:style-name="Source_20_Text"><text:span text:style-name="T13"><text:s text:c="4"/></text:span></text:span><text:span text:style-name="Source_20_Text"><text:span text:style-name="T12">Document englishSpeakingCountries = collection.aggregate(Arrays.asList(</text:span></text:span></text:p>
      <text:p text:style-name="P6"><text:span text:style-name="Source_20_Text"><text:span text:style-name="T13"><text:s text:c="6"/></text:span></text:span><text:span text:style-name="Source_20_Text"><text:span text:style-name="T12">match(Filters.eq(</text:span></text:span><text:span text:style-name="Source_20_Text"><text:span text:style-name="T19">"languages.name"</text:span></text:span><text:span text:style-name="Source_20_Text"><text:span text:style-name="T12">, </text:span></text:span><text:span text:style-name="Source_20_Text"><text:span text:style-name="T19">"English"</text:span></text:span><text:span text:style-name="Source_20_Text"><text:span text:style-name="T12">)),</text:span></text:span></text:p>
      <text:p text:style-name="P6"><text:span text:style-name="Source_20_Text"><text:span text:style-name="T13"><text:s text:c="6"/></text:span></text:span><text:span text:style-name="Source_20_Text"><text:span text:style-name="T12">count())).first();</text:span></text:span></text:p>
      <text:p text:style-name="P6"><text:span text:style-name="Source_20_Text"><text:span text:style-name="T13"><text:s text:c="4"/></text:span></text:span></text:p>
      <text:p text:style-name="P6"><text:span text:style-name="Source_20_Text"><text:span text:style-name="T13"><text:s text:c="4"/></text:span></text:span><text:span text:style-name="Source_20_Text"><text:span text:style-name="T12">assertEquals(</text:span></text:span><text:span text:style-name="Source_20_Text"><text:span text:style-name="T19">91</text:span></text:span><text:span text:style-name="Source_20_Text"><text:span text:style-name="T12">, englishSpeakingCountries.get(</text:span></text:span><text:span text:style-name="Source_20_Text"><text:span text:style-name="T19">"count"</text:span></text:span><text:span text:style-name="Source_20_Text"><text:span text:style-name="T12">));</text:span></text:span></text:p>
      <text:p text:style-name="P5"><text:span text:style-name="Source_20_Text"><text:span text:style-name="T12">}</text:span></text:span></text:p>
      <text:p text:style-name="P15"><text:span text:style-name="Strong_20_Emphasis"><text:span text:style-name="T11">Here we are using two stages in our aggregation pipeline: </text:span></text:span><text:a xlink:type="simple" xlink:href="https://docs.mongodb.com/manual/reference/operator/aggregation/match/" text:style-name="Internet_20_link" text:visited-style-name="Visited_20_Internet_20_Link"><text:span text:style-name="Strong_20_Emphasis"><text:span text:style-name="Emphasis"><text:span text:style-name="T3">match</text:span></text:span></text:span></text:a><text:span text:style-name="Strong_20_Emphasis"><text:span text:style-name="T11"> and </text:span></text:span><text:a xlink:type="simple" xlink:href="https://docs.mongodb.com/manual/reference/operator/aggregation/count/" text:style-name="Internet_20_link" text:visited-style-name="Visited_20_Internet_20_Link"><text:span text:style-name="Strong_20_Emphasis"><text:span text:style-name="Emphasis"><text:span text:style-name="T3">count</text:span></text:span></text:span></text:a><text:span text:style-name="T10">.</text:span></text:p>
      <text:p text:style-name="P15"><text:span text:style-name="T10">First, we filter out the collection to match only those documents that contain </text:span><text:span text:style-name="Emphasis"><text:span text:style-name="T10">English</text:span></text:span><text:span text:style-name="T10"> in their </text:span><text:span text:style-name="Emphasis"><text:span text:style-name="T10">languages </text:span></text:span><text:span text:style-name="T10">field. These documents can be imagined as a temporary or intermediate collection that becomes the input for our next stage, </text:span><text:span text:style-name="Emphasis"><text:span text:style-name="T10">count.</text:span></text:span><text:span text:style-name="T10"> This counts the number of documents in the previous stage.</text:span></text:p>
      <text:p text:style-name="P15"><text:span text:style-name="T10">Another point to note in this sample is the use of the method </text:span><text:span text:style-name="Emphasis"><text:span text:style-name="T10">first</text:span></text:span><text:span text:style-name="T10">. Since we know that the output of the last stage, </text:span><text:span text:style-name="Emphasis"><text:span text:style-name="T10">count</text:span></text:span><text:span text:style-name="T10">, is going to be a single record, this is a guaranteed way to extract out the lone resulting document.</text:span></text:p>
      <text:h text:style-name="P3" text:outline-level="3"><text:span text:style-name="T9">4.2. </text:span><text:span text:style-name="Emphasis"><text:span text:style-name="T9">group</text:span></text:span><text:span text:style-name="T9"> (with </text:span><text:span text:style-name="Emphasis"><text:span text:style-name="T9">sum</text:span></text:span><text:span text:style-name="T9">) and </text:span><text:span text:style-name="Emphasis"><text:span text:style-name="T9">sort</text:span></text:span></text:h>
      <text:section text:style-name="Sect1" text:name="2-group-with-sum-and-sort">
        <text:p text:style-name="Text_20_body"/>
      </text:section>
      <text:p text:style-name="P15"><text:span text:style-name="T10">In this example, our objective is to </text:span><text:span text:style-name="Strong_20_Emphasis"><text:span text:style-name="T11">find out the geographical region containing the maximum number of countries</text:span></text:span><text:span text:style-name="T10">:</text:span></text:p>
      <text:p text:style-name="P6"><text:soft-page-break/><text:span text:style-name="Source_20_Text"><text:span text:style-name="T17">@Test</text:span></text:span></text:p>
      <text:p text:style-name="P6"><text:span text:style-name="Source_20_Text"><text:span text:style-name="T18">public</text:span></text:span><text:span text:style-name="Source_20_Text"><text:span text:style-name="T12"> </text:span></text:span><text:span text:style-name="Source_20_Text"><text:span text:style-name="T18">void</text:span></text:span><text:span text:style-name="Source_20_Text"><text:span text:style-name="T12"> </text:span></text:span><text:span text:style-name="Source_20_Text"><text:span text:style-name="T5">givenCountryCollection_whenCountedRegionWise_thenMaxInAfrica</text:span></text:span><text:span text:style-name="Source_20_Text"><text:span text:style-name="T12">() {</text:span></text:span></text:p>
      <text:p text:style-name="P6"><text:span text:style-name="Source_20_Text"><text:span text:style-name="T13"><text:s text:c="4"/></text:span></text:span><text:span text:style-name="Source_20_Text"><text:span text:style-name="T12">Document maxCountriedRegion = collection.aggregate(Arrays.asList(</text:span></text:span></text:p>
      <text:p text:style-name="P6"><text:span text:style-name="Source_20_Text"><text:span text:style-name="T13"><text:s text:c="6"/></text:span></text:span><text:span text:style-name="Source_20_Text"><text:span text:style-name="T12">group(</text:span></text:span><text:span text:style-name="Source_20_Text"><text:span text:style-name="T19">"$region"</text:span></text:span><text:span text:style-name="Source_20_Text"><text:span text:style-name="T12">, Accumulators.sum(</text:span></text:span><text:span text:style-name="Source_20_Text"><text:span text:style-name="T19">"tally"</text:span></text:span><text:span text:style-name="Source_20_Text"><text:span text:style-name="T12">, </text:span></text:span><text:span text:style-name="Source_20_Text"><text:span text:style-name="T19">1</text:span></text:span><text:span text:style-name="Source_20_Text"><text:span text:style-name="T12">)),</text:span></text:span></text:p>
      <text:p text:style-name="P6"><text:span text:style-name="Source_20_Text"><text:span text:style-name="T13"><text:s text:c="6"/></text:span></text:span><text:span text:style-name="Source_20_Text"><text:span text:style-name="T12">sort(Sorts.descending(</text:span></text:span><text:span text:style-name="Source_20_Text"><text:span text:style-name="T19">"tally"</text:span></text:span><text:span text:style-name="Source_20_Text"><text:span text:style-name="T12">)))).first();</text:span></text:span></text:p>
      <text:p text:style-name="P6"><text:span text:style-name="Source_20_Text"><text:span text:style-name="T13"><text:s text:c="4"/></text:span></text:span></text:p>
      <text:p text:style-name="P6"><text:span text:style-name="Source_20_Text"><text:span text:style-name="T13"><text:s text:c="4"/></text:span></text:span><text:span text:style-name="Source_20_Text"><text:span text:style-name="T12">assertTrue(maxCountriedRegion.containsValue(</text:span></text:span><text:span text:style-name="Source_20_Text"><text:span text:style-name="T19">"Africa"</text:span></text:span><text:span text:style-name="Source_20_Text"><text:span text:style-name="T12">));</text:span></text:span></text:p>
      <text:p text:style-name="P5"><text:span text:style-name="Source_20_Text"><text:span text:style-name="T12">}</text:span></text:span></text:p>
      <text:p text:style-name="P15"><text:span text:style-name="T10">As is evident, </text:span><text:span text:style-name="Strong_20_Emphasis"><text:span text:style-name="T11">we are using </text:span></text:span><text:a xlink:type="simple" xlink:href="https://docs.mongodb.com/manual/reference/operator/aggregation/group/" text:style-name="Internet_20_link" text:visited-style-name="Visited_20_Internet_20_Link"><text:span text:style-name="Strong_20_Emphasis"><text:span text:style-name="Emphasis"><text:span text:style-name="T3">group</text:span></text:span></text:span></text:a><text:span text:style-name="Strong_20_Emphasis"><text:span text:style-name="T11"> and </text:span></text:span><text:a xlink:type="simple" xlink:href="https://docs.mongodb.com/manual/reference/operator/aggregation/sort/" text:style-name="Internet_20_link" text:visited-style-name="Visited_20_Internet_20_Link"><text:span text:style-name="Strong_20_Emphasis"><text:span text:style-name="Emphasis"><text:span text:style-name="T3">sort</text:span></text:span></text:span></text:a><text:span text:style-name="Strong_20_Emphasis"><text:span text:style-name="T11"> to achieve our objective here</text:span></text:span><text:span text:style-name="T10">.</text:span></text:p>
      <text:p text:style-name="P15"><text:span text:style-name="T10">First, we gather the number of countries in each region by accumulating a </text:span><text:span text:style-name="Emphasis"><text:span text:style-name="T10">sum</text:span></text:span><text:span text:style-name="T10"> of their occurrences in a variable </text:span><text:span text:style-name="Emphasis"><text:span text:style-name="T10">tally.</text:span></text:span><text:span text:style-name="T10"> This gives us an intermediate collection of documents, each containing two fields: the region and the tally of countries in it.  Then we sort it in the descending order and extract the first document to give us the region with maximum countries.</text:span></text:p>
      <text:h text:style-name="P3" text:outline-level="3"><text:span text:style-name="T9">4.3. </text:span><text:span text:style-name="Emphasis"><text:span text:style-name="T9">sort,</text:span></text:span><text:span text:style-name="T9"> </text:span><text:span text:style-name="Emphasis"><text:span text:style-name="T9">limit,</text:span></text:span><text:span text:style-name="T9"> and </text:span><text:span text:style-name="Emphasis"><text:span text:style-name="T9">out</text:span></text:span></text:h>
      <text:section text:style-name="Sect1" text:name="3-sort-limit-and-out">
        <text:p text:style-name="Text_20_body"/>
      </text:section>
      <text:p text:style-name="P15"><text:span text:style-name="T10">Now let's use </text:span><text:span text:style-name="Strong_20_Emphasis"><text:span text:style-name="Emphasis"><text:span text:style-name="T11">sort</text:span></text:span></text:span><text:span text:style-name="Strong_20_Emphasis"><text:span text:style-name="T11">, </text:span></text:span><text:a xlink:type="simple" xlink:href="http://docs.mongodb.org/manual/reference/operator/aggregation/limit/" text:style-name="Internet_20_link" text:visited-style-name="Visited_20_Internet_20_Link"><text:span text:style-name="Strong_20_Emphasis"><text:span text:style-name="Emphasis"><text:span text:style-name="T3">limit</text:span></text:span></text:span></text:a><text:span text:style-name="Strong_20_Emphasis"><text:span text:style-name="T11"> and </text:span></text:span><text:a xlink:type="simple" xlink:href="http://docs.mongodb.org/manual/reference/operator/aggregation/out/" text:style-name="Internet_20_link" text:visited-style-name="Visited_20_Internet_20_Link"><text:span text:style-name="Strong_20_Emphasis"><text:span text:style-name="Emphasis"><text:span text:style-name="T3">out</text:span></text:span></text:span></text:a><text:span text:style-name="Strong_20_Emphasis"><text:span text:style-name="T11"> to extract the seven largest countries area-wise and write them into a new collection</text:span></text:span><text:span text:style-name="T10">:</text:span></text:p>
      <text:p text:style-name="P6"><text:span text:style-name="Source_20_Text"><text:span text:style-name="T17">@Test</text:span></text:span></text:p>
      <text:p text:style-name="P6"><text:span text:style-name="Source_20_Text"><text:span text:style-name="T18">public</text:span></text:span><text:span text:style-name="Source_20_Text"><text:span text:style-name="T12"> </text:span></text:span><text:span text:style-name="Source_20_Text"><text:span text:style-name="T18">void</text:span></text:span><text:span text:style-name="Source_20_Text"><text:span text:style-name="T12"> </text:span></text:span><text:span text:style-name="Source_20_Text"><text:span text:style-name="T5">givenCountryCollection_whenAreaSortedDescending_thenSuccess</text:span></text:span><text:span text:style-name="Source_20_Text"><text:span text:style-name="T12">() {</text:span></text:span></text:p>
      <text:p text:style-name="P6"><text:span text:style-name="Source_20_Text"><text:span text:style-name="T13"><text:s text:c="4"/></text:span></text:span><text:span text:style-name="Source_20_Text"><text:span text:style-name="T12">collection.aggregate(Arrays.asList(</text:span></text:span></text:p>
      <text:p text:style-name="P6"><text:span text:style-name="Source_20_Text"><text:span text:style-name="T13"><text:s text:c="6"/></text:span></text:span><text:span text:style-name="Source_20_Text"><text:span text:style-name="T12">sort(Sorts.descending(</text:span></text:span><text:span text:style-name="Source_20_Text"><text:span text:style-name="T19">"area"</text:span></text:span><text:span text:style-name="Source_20_Text"><text:span text:style-name="T12">)), </text:span></text:span></text:p>
      <text:p text:style-name="P6"><text:span text:style-name="Source_20_Text"><text:span text:style-name="T13"><text:s text:c="6"/></text:span></text:span><text:span text:style-name="Source_20_Text"><text:span text:style-name="T12">limit(</text:span></text:span><text:span text:style-name="Source_20_Text"><text:span text:style-name="T19">7</text:span></text:span><text:span text:style-name="Source_20_Text"><text:span text:style-name="T12">),</text:span></text:span></text:p>
      <text:p text:style-name="P6"><text:span text:style-name="Source_20_Text"><text:span text:style-name="T13"><text:s text:c="6"/></text:span></text:span><text:span text:style-name="Source_20_Text"><text:span text:style-name="T12">out(</text:span></text:span><text:span text:style-name="Source_20_Text"><text:span text:style-name="T19">"largest_seven"</text:span></text:span><text:span text:style-name="Source_20_Text"><text:span text:style-name="T12">))).toCollection();</text:span></text:span></text:p>
      <text:p text:style-name="P6"/>
      <text:p text:style-name="P6"><text:span text:style-name="Source_20_Text"><text:span text:style-name="T13"><text:s text:c="4"/></text:span></text:span><text:span text:style-name="Source_20_Text"><text:span text:style-name="T12">MongoCollection&lt;Document&gt; largestSeven = database.getCollection(</text:span></text:span><text:span text:style-name="Source_20_Text"><text:span text:style-name="T19">"largest_seven"</text:span></text:span><text:span text:style-name="Source_20_Text"><text:span text:style-name="T12">);</text:span></text:span></text:p>
      <text:p text:style-name="P6"/>
      <text:p text:style-name="P6"><text:span text:style-name="Source_20_Text"><text:span text:style-name="T13"><text:s text:c="4"/></text:span></text:span><text:span text:style-name="Source_20_Text"><text:span text:style-name="T12">assertEquals(</text:span></text:span><text:span text:style-name="Source_20_Text"><text:span text:style-name="T19">7</text:span></text:span><text:span text:style-name="Source_20_Text"><text:span text:style-name="T12">, largestSeven.countDocuments());</text:span></text:span></text:p>
      <text:p text:style-name="P6"/>
      <text:p text:style-name="P6"><text:span text:style-name="Source_20_Text"><text:span text:style-name="T13"><text:s text:c="4"/></text:span></text:span><text:span text:style-name="Source_20_Text"><text:span text:style-name="T12">Document usa = largestSeven.find(Filters.eq(</text:span></text:span><text:span text:style-name="Source_20_Text"><text:span text:style-name="T19">"alpha3Code"</text:span></text:span><text:span text:style-name="Source_20_Text"><text:span text:style-name="T12">, </text:span></text:span><text:span text:style-name="Source_20_Text"><text:span text:style-name="T19">"USA"</text:span></text:span><text:span text:style-name="Source_20_Text"><text:span text:style-name="T12">)).first();</text:span></text:span></text:p>
      <text:p text:style-name="P6"/>
      <text:p text:style-name="P6"><text:soft-page-break/><text:span text:style-name="Source_20_Text"><text:span text:style-name="T13"><text:s text:c="4"/></text:span></text:span><text:span text:style-name="Source_20_Text"><text:span text:style-name="T12">assertNotNull(usa);</text:span></text:span></text:p>
      <text:p text:style-name="P5"><text:span text:style-name="Source_20_Text"><text:span text:style-name="T12">}</text:span></text:span></text:p>
      <text:p text:style-name="P15"><text:span text:style-name="T10">Here, we first sorted the given collection in the descending order of </text:span><text:span text:style-name="Emphasis"><text:span text:style-name="T10">area.</text:span></text:span><text:span text:style-name="T10"> Then, we used the </text:span><text:span text:style-name="Emphasis"><text:span text:style-name="T10">Aggregates#limit</text:span></text:span><text:span text:style-name="T10"> method to restrict the result to seven documents only. Finally, we used the </text:span><text:span text:style-name="Strong_20_Emphasis"><text:span text:style-name="Emphasis"><text:span text:style-name="T11">out</text:span></text:span></text:span><text:span text:style-name="Strong_20_Emphasis"><text:span text:style-name="T11"> stage to deserialize this data into a new collection called </text:span></text:span><text:span text:style-name="Strong_20_Emphasis"><text:span text:style-name="Emphasis"><text:span text:style-name="T11">largest_seven</text:span></text:span></text:span><text:span text:style-name="T10">. This collection can now be used in the same way as any other – for example, to </text:span><text:span text:style-name="Emphasis"><text:span text:style-name="T10">find</text:span></text:span><text:span text:style-name="T10"> if it contains </text:span><text:span text:style-name="Emphasis"><text:span text:style-name="T10">USA.</text:span></text:span></text:p>
      <text:h text:style-name="P3" text:outline-level="3"><text:span text:style-name="T9">4.4. </text:span><text:span text:style-name="Emphasis"><text:span text:style-name="T9">project, group (with max), match</text:span></text:span></text:h>
      <text:section text:style-name="Sect1" text:name="-1">
        <text:p text:style-name="Text_20_body"/>
      </text:section>
      <text:p text:style-name="P15"><text:span text:style-name="T10">In our last sample, let's try something trickier. Say we need to </text:span><text:span text:style-name="Strong_20_Emphasis"><text:span text:style-name="T11">find out how many borders each country shares with others, and what is the maximum such number</text:span></text:span><text:span text:style-name="T10">.</text:span></text:p>
      <text:p text:style-name="P15"><text:span text:style-name="T10">Now in our dataset, we have a </text:span><text:span text:style-name="Emphasis"><text:span text:style-name="T10">borders </text:span></text:span><text:span text:style-name="T10">field, which is an array listing </text:span><text:span text:style-name="Emphasis"><text:span text:style-name="T10">alpha3Code</text:span></text:span><text:span text:style-name="T10">s for all bordering countries of the nation, </text:span><text:span text:style-name="Strong_20_Emphasis"><text:span text:style-name="T11">but there isn't any field directly giving us the count. </text:span></text:span><text:span text:style-name="T10">So we'll need to derive the number of </text:span><text:span text:style-name="Emphasis"><text:span text:style-name="T10">borderingCountries</text:span></text:span><text:span text:style-name="T10"> using </text:span><text:a xlink:type="simple" xlink:href="https://docs.mongodb.com/manual/reference/operator/aggregation/project/" text:style-name="Internet_20_link" text:visited-style-name="Visited_20_Internet_20_Link"><text:span text:style-name="Emphasis"><text:span text:style-name="T2">project</text:span></text:span></text:a><text:span text:style-name="T10">:</text:span></text:p>
      <text:p text:style-name="P6"><text:span text:style-name="Source_20_Text"><text:span text:style-name="T17">@Test</text:span></text:span></text:p>
      <text:p text:style-name="P6"><text:span text:style-name="Source_20_Text"><text:span text:style-name="T18">public</text:span></text:span><text:span text:style-name="Source_20_Text"><text:span text:style-name="T12"> </text:span></text:span><text:span text:style-name="Source_20_Text"><text:span text:style-name="T18">void</text:span></text:span><text:span text:style-name="Source_20_Text"><text:span text:style-name="T12"> </text:span></text:span><text:span text:style-name="Source_20_Text"><text:span text:style-name="T5">givenCountryCollection_whenNeighborsCalculated_thenMaxIsFifteenInChina</text:span></text:span><text:span text:style-name="Source_20_Text"><text:span text:style-name="T12">() {</text:span></text:span></text:p>
      <text:p text:style-name="P6"><text:span text:style-name="Source_20_Text"><text:span text:style-name="T13"><text:s text:c="4"/></text:span></text:span><text:span text:style-name="Source_20_Text"><text:span text:style-name="T12">Bson borderingCountriesCollection = project(Projections.fields(Projections.excludeId(), </text:span></text:span></text:p>
      <text:p text:style-name="P6"><text:span text:style-name="Source_20_Text"><text:span text:style-name="T13"><text:s text:c="6"/></text:span></text:span><text:span text:style-name="Source_20_Text"><text:span text:style-name="T12">Projections.include(</text:span></text:span><text:span text:style-name="Source_20_Text"><text:span text:style-name="T19">"name"</text:span></text:span><text:span text:style-name="Source_20_Text"><text:span text:style-name="T12">), Projections.computed(</text:span></text:span><text:span text:style-name="Source_20_Text"><text:span text:style-name="T19">"borderingCountries"</text:span></text:span><text:span text:style-name="Source_20_Text"><text:span text:style-name="T12">, </text:span></text:span></text:p>
      <text:p text:style-name="P6"><text:span text:style-name="Source_20_Text"><text:span text:style-name="T13"><text:s text:c="8"/></text:span></text:span><text:span text:style-name="Source_20_Text"><text:span text:style-name="T12">Projections.computed(</text:span></text:span><text:span text:style-name="Source_20_Text"><text:span text:style-name="T19">"$size"</text:span></text:span><text:span text:style-name="Source_20_Text"><text:span text:style-name="T12">, </text:span></text:span><text:span text:style-name="Source_20_Text"><text:span text:style-name="T19">"$borders"</text:span></text:span><text:span text:style-name="Source_20_Text"><text:span text:style-name="T12">))));</text:span></text:span></text:p>
      <text:p text:style-name="P6"><text:span text:style-name="Source_20_Text"><text:span text:style-name="T13"><text:s text:c="4"/></text:span></text:span></text:p>
      <text:p text:style-name="P6"><text:span text:style-name="Source_20_Text"><text:span text:style-name="T13"><text:s text:c="4"/></text:span></text:span><text:span text:style-name="Source_20_Text"><text:span text:style-name="T18">int</text:span></text:span><text:span text:style-name="Source_20_Text"><text:span text:style-name="T12"> maxValue = collection.aggregate(Arrays.asList(borderingCountriesCollection, </text:span></text:span></text:p>
      <text:p text:style-name="P6"><text:span text:style-name="Source_20_Text"><text:span text:style-name="T13"><text:s text:c="6"/></text:span></text:span><text:span text:style-name="Source_20_Text"><text:span text:style-name="T12">group(</text:span></text:span><text:span text:style-name="Source_20_Text"><text:span text:style-name="T18">null</text:span></text:span><text:span text:style-name="Source_20_Text"><text:span text:style-name="T12">, Accumulators.max(</text:span></text:span><text:span text:style-name="Source_20_Text"><text:span text:style-name="T19">"max"</text:span></text:span><text:span text:style-name="Source_20_Text"><text:span text:style-name="T12">, </text:span></text:span><text:span text:style-name="Source_20_Text"><text:span text:style-name="T19">"$borderingCountries"</text:span></text:span><text:span text:style-name="Source_20_Text"><text:span text:style-name="T12">))))</text:span></text:span></text:p>
      <text:p text:style-name="P6"><text:span text:style-name="Source_20_Text"><text:span text:style-name="T13"><text:s text:c="6"/></text:span></text:span><text:span text:style-name="Source_20_Text"><text:span text:style-name="T12">.first().getInteger(</text:span></text:span><text:span text:style-name="Source_20_Text"><text:span text:style-name="T19">"max"</text:span></text:span><text:span text:style-name="Source_20_Text"><text:span text:style-name="T12">);</text:span></text:span></text:p>
      <text:p text:style-name="P6"/>
      <text:p text:style-name="P6"><text:span text:style-name="Source_20_Text"><text:span text:style-name="T13"><text:s text:c="4"/></text:span></text:span><text:span text:style-name="Source_20_Text"><text:span text:style-name="T12">assertEquals(</text:span></text:span><text:span text:style-name="Source_20_Text"><text:span text:style-name="T19">15</text:span></text:span><text:span text:style-name="Source_20_Text"><text:span text:style-name="T12">, maxValue);</text:span></text:span></text:p>
      <text:p text:style-name="P6"/>
      <text:p text:style-name="P6"><text:span text:style-name="Source_20_Text"><text:span text:style-name="T13"><text:s text:c="4"/></text:span></text:span><text:span text:style-name="Source_20_Text"><text:span text:style-name="T12">Document maxNeighboredCountry = collection.aggregate(Arrays.asList(borderingCountriesCollection,</text:span></text:span></text:p>
      <text:p text:style-name="P6"><text:span text:style-name="Source_20_Text"><text:span text:style-name="T13"><text:s text:c="6"/></text:span></text:span><text:span text:style-name="Source_20_Text"><text:span text:style-name="T12">match(Filters.eq(</text:span></text:span><text:span text:style-name="Source_20_Text"><text:span text:style-name="T19">"borderingCountries"</text:span></text:span><text:span text:style-name="Source_20_Text"><text:span text:style-name="T12">, maxValue)))).first();</text:span></text:span></text:p>
      <text:p text:style-name="P6"><text:span text:style-name="Source_20_Text"><text:span text:style-name="T13"><text:s text:c="7"/></text:span></text:span></text:p>
      <text:p text:style-name="P6"><text:soft-page-break/><text:span text:style-name="Source_20_Text"><text:span text:style-name="T13"><text:s text:c="4"/></text:span></text:span><text:span text:style-name="Source_20_Text"><text:span text:style-name="T12">assertTrue(maxNeighboredCountry.containsValue(</text:span></text:span><text:span text:style-name="Source_20_Text"><text:span text:style-name="T19">"China"</text:span></text:span><text:span text:style-name="Source_20_Text"><text:span text:style-name="T12">));</text:span></text:span></text:p>
      <text:p text:style-name="P5"><text:span text:style-name="Source_20_Text"><text:span text:style-name="T12">}</text:span></text:span></text:p>
      <text:p text:style-name="P15"><text:span text:style-name="T10">After that, as we saw before, we'll </text:span><text:span text:style-name="Emphasis"><text:span text:style-name="T10">group</text:span></text:span><text:span text:style-name="T10"> the projected collection to find the </text:span><text:span text:style-name="Emphasis"><text:span text:style-name="T10">max</text:span></text:span><text:span text:style-name="T10"> value of </text:span><text:span text:style-name="Emphasis"><text:span text:style-name="T10">borderingCountries</text:span></text:span><text:span text:style-name="T10">. One thing to point out here is that </text:span><text:span text:style-name="Strong_20_Emphasis"><text:span text:style-name="T11">the </text:span></text:span><text:span text:style-name="Strong_20_Emphasis"><text:span text:style-name="Emphasis"><text:span text:style-name="T11">max</text:span></text:span></text:span><text:span text:style-name="Strong_20_Emphasis"><text:span text:style-name="T11"> accumulator gives us the maximum value as a number</text:span></text:span><text:span text:style-name="T10">, not the entire </text:span><text:span text:style-name="Emphasis"><text:span text:style-name="T10">Document</text:span></text:span><text:span text:style-name="T10"> containing the maximum value. We need to perform </text:span><text:span text:style-name="Emphasis"><text:span text:style-name="T10">match</text:span></text:span><text:span text:style-name="T10"> to filter out the desired </text:span><text:span text:style-name="Emphasis"><text:span text:style-name="T10">Document</text:span></text:span><text:span text:style-name="T10"> if any further operations are to be performed.</text:span></text:p>
      <text:h text:style-name="P2" text:outline-level="2">5. Conclusion</text:h>
      <text:section text:style-name="Sect1" text:name="conclusion">
        <text:p text:style-name="Text_20_body"/>
      </text:section>
      <text:p text:style-name="P15"><text:span text:style-name="T10">In this article, we saw </text:span><text:span text:style-name="Strong_20_Emphasis"><text:span text:style-name="T11">what are MongoDB aggregations, and how to apply them in Java using an example dataset</text:span></text:span><text:span text:style-name="T10">.</text:span></text:p>
      <text:p text:style-name="P15"><text:span text:style-name="T10">We used four samples to illustrate the various aggregation stages to form a basic understanding of the concept. </text:span><text:span text:style-name="Strong_20_Emphasis"><text:span text:style-name="T11">There are umpteen possibilities for data analytics that this framework offers which can be explored further</text:span></text:span><text:span text:style-name="T10">.</text:span></text:p>
      <text:p text:style-name="P15"><text:span text:style-name="T10">For further reading, </text:span><text:a xlink:type="simple" xlink:href="https://www.baeldung.com/spring-data-mongodb-guide" text:style-name="Internet_20_link" text:visited-style-name="Visited_20_Internet_20_Link"><text:span text:style-name="T2">Spring Data MongoDB</text:span></text:a><text:span text:style-name="T10"> provides an alternative way to handle </text:span><text:a xlink:type="simple" xlink:href="https://www.baeldung.com/spring-data-mongodb-projections-aggregations" text:style-name="Internet_20_link" text:visited-style-name="Visited_20_Internet_20_Link"><text:span text:style-name="T2">projections and aggregations</text:span></text:a><text:span text:style-name="T10"> in Java.</text:span></text:p>
      <text:p text:style-name="P15"><text:span text:style-name="T10">As always, source code is available </text:span><text:a xlink:type="simple" xlink:href="https://github.com/eugenp/tutorials/tree/master/persistence-modules/java-mongodb" text:style-name="Internet_20_link" text:visited-style-name="Visited_20_Internet_20_Link"><text:span text:style-name="T2">over on GitHub</text:span></text:a><text:span text:style-name="T10">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"/>
    <style:font-face style:name="Segoe UI" svg:font-family="'Segoe UI'" style:font-family-generic="system" style:font-pitch="variable"/>
    <style:font-face style:name="Source Code Pro" svg:font-family="'Source Code Pro', Consolas, 'Bitstream Vera Sans Mono', 'Courier New', Courier, monospace"/>
    <style:font-face style:name="Tahoma" svg:font-family="Tahoma" style:font-family-generic="system" style:font-pitch="variable"/>
    <style:font-face style:name="inherit" svg:font-family="inherit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4T21:25:37.315000000</dc:date>
    <meta:editing-duration>PT1M25S</meta:editing-duration>
    <meta:editing-cycles>1</meta:editing-cycles>
    <meta:document-statistic meta:table-count="1" meta:image-count="0" meta:object-count="0" meta:page-count="7" meta:paragraph-count="130" meta:word-count="1241" meta:character-count="8737" meta:non-whitespace-character-count="7453"/>
    <meta:generator>LibreOffice/7.2.0.4$Windows_X86_64 LibreOffice_project/9a9c6381e3f7a62afc1329bd359cc48accb6435b</meta:generator>
  </office:meta>
</office:document-meta>
</file>